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ce3"/>
        <table:table-row table:style-name="ro1">
          <table:table-cell/>
          <table:table-cell table:style-name="ce1"/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 table:number-columns-spanned="5" table:number-rows-spanned="3">
            <text:p>MAX LENGTH</text:p>
          </table:table-cell>
          <table:covered-table-cell table:number-columns-repeated="4"/>
        </table:table-row>
        <table:table-row table:style-name="ro1">
          <table:table-cell/>
          <table:covered-table-cell table:style-name="ce3"/>
          <table:covered-table-cell table:number-columns-repeated="4"/>
        </table:table-row>
        <table:table-row table:style-name="ro1">
          <table:table-cell/>
          <table:covered-table-cell table:style-name="ce3"/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otif/Nombre de décimales</text:p>
          </table:table-cell>
          <table:covered-table-cell/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0" calcext:value-type="float">
            <text:p>5000000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ncreasing_sequence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ncreasing_terrace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summit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plateau</text:p>
          </table:table-cell>
          <table:covered-table-cell/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proper_plateau</text:p>
          </table:table-cell>
          <table:covered-table-cell/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Strictly increasing sequence</text:p>
          </table:table-cell>
          <table:covered-table-cell/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peak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nflexion</text:p>
          </table:table-cell>
          <table:covered-table-cell/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steady_sequence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zigzag</text:p>
          </table:table-cell>
          <table:covered-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number-rows-repeated="2">
          <table:table-cell/>
          <table:table-cell table:style-name="ce7"/>
          <table:table-cell table:style-name="Default" table:number-columns-repeated="4"/>
        </table:table-row>
        <table:table-row table:style-name="ro1">
          <table:table-cell/>
          <table:table-cell table:style-name="ce7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7:02:32.476059102</meta:creation-date>
    <dc:date>2019-10-15T17:21:19.764712895</dc:date>
    <meta:editing-duration>PT18M46S</meta:editing-duration>
    <meta:editing-cycles>4</meta:editing-cycles>
    <meta:generator>LibreOffice/6.1.6.3$Linux_X86_64 LibreOffice_project/10$Build-3</meta:generator>
    <meta:document-statistic meta:table-count="1" meta:cell-count="45" meta:object-count="0"/>
  </office:meta>
</office:document-meta>
</file>